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8.461cm"/>
    </style:style>
    <style:style style:name="co6" style:family="table-column">
      <style:table-column-properties fo:break-before="auto" style:column-width="3.37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>
            <text:p>a</text:p>
          </table:table-cell>
          <table:table-cell office:value-type="string">
            <text:p>c239748</text:p>
          </table:table-cell>
          <table:table-cell office:value-type="string">
            <text:p>Legnani Rafael</text:p>
          </table:table-cell>
          <table:table-cell office:value-type="string">
            <text:p>Osvaldo Batista</text:p>
          </table:table-cell>
          <table:table-cell office:value-type="string">
            <text:p>Bvar. Gral. Artigas 1443/120 – Portería Confiable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721</text:p>
          </table:table-cell>
          <table:table-cell office:value-type="string">
            <text:p>Gualco Marcelo</text:p>
          </table:table-cell>
          <table:table-cell office:value-type="string">
            <text:p>Miguel Arrospide</text:p>
          </table:table-cell>
          <table:table-cell office:value-type="string">
            <text:p>Rio Branco 1359/506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803</text:p>
          </table:table-cell>
          <table:table-cell office:value-type="string">
            <text:p>Vanzini Ma Celia</text:p>
          </table:table-cell>
          <table:table-cell office:value-type="string">
            <text:p>Fernando Schmid</text:p>
          </table:table-cell>
          <table:table-cell office:value-type="string">
            <text:p>Gonzalo Ramirez 2133/501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942</text:p>
          </table:table-cell>
          <table:table-cell office:value-type="string">
            <text:p>Eula Roberto</text:p>
          </table:table-cell>
          <table:table-cell office:value-type="string">
            <text:p>Doris Muñiz</text:p>
          </table:table-cell>
          <table:table-cell office:value-type="string">
            <text:p>Zapicán 2576 A esq. Entre Ríos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926</text:p>
          </table:table-cell>
          <table:table-cell office:value-type="string">
            <text:p>Paolino Silvana</text:p>
          </table:table-cell>
          <table:table-cell office:value-type="string">
            <text:p>Jose Pereira</text:p>
          </table:table-cell>
          <table:table-cell office:value-type="string">
            <text:p>Fiol de Pereda 1469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886</text:p>
          </table:table-cell>
          <table:table-cell office:value-type="string">
            <text:p>Delfino Jorge</text:p>
          </table:table-cell>
          <table:table-cell office:value-type="string">
            <text:p>Daniel Pietrafesa</text:p>
          </table:table-cell>
          <table:table-cell office:value-type="string">
            <text:p>26 de Marzo 3485/804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929</text:p>
          </table:table-cell>
          <table:table-cell office:value-type="string">
            <text:p>Fernandez Eduardo</text:p>
          </table:table-cell>
          <table:table-cell office:value-type="string">
            <text:p>Alba Boga</text:p>
          </table:table-cell>
          <table:table-cell office:value-type="string">
            <text:p>Mercedes 1319/103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959</text:p>
          </table:table-cell>
          <table:table-cell office:value-type="string">
            <text:p>Rodriguez Alejandra</text:p>
          </table:table-cell>
          <table:table-cell office:value-type="string">
            <text:p>Carlos Mendez</text:p>
          </table:table-cell>
          <table:table-cell office:value-type="string">
            <text:p>Av. Gral. Fructuoso Rivera 3544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f000643</text:p>
          </table:table-cell>
          <table:table-cell office:value-type="string">
            <text:p>Sartori Santiago</text:p>
          </table:table-cell>
          <table:table-cell office:value-type="string">
            <text:p>Herbon Mercedes</text:p>
          </table:table-cell>
          <table:table-cell office:value-type="string">
            <text:p>Av. Gral. Fructuoso Rivera 7493</text:p>
          </table:table-cell>
          <table:table-cell office:value-type="string">
            <text:p>Capet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355</text:p>
          </table:table-cell>
          <table:table-cell office:value-type="string">
            <text:p>Fernandez Gustavo3</text:p>
          </table:table-cell>
          <table:table-cell office:value-type="string">
            <text:p>Rodriguez Diego</text:p>
          </table:table-cell>
          <table:table-cell office:value-type="string">
            <text:p>Luis A de Herrera 1379 ap 002</text:p>
          </table:table-cell>
          <table:table-cell office:value-type="string">
            <text:p>Capet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549</text:p>
          </table:table-cell>
          <table:table-cell office:value-type="string">
            <text:p>Mera Jannette3</text:p>
          </table:table-cell>
          <table:table-cell office:value-type="string">
            <text:p>Diaz Agustin</text:p>
          </table:table-cell>
          <table:table-cell office:value-type="string">
            <text:p>18 de julio 1825 ap 502</text:p>
          </table:table-cell>
          <table:table-cell office:value-type="string">
            <text:p>Capet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426</text:p>
          </table:table-cell>
          <table:table-cell office:value-type="string">
            <text:p>Nallem Thirse</text:p>
          </table:table-cell>
          <table:table-cell office:value-type="string">
            <text:p>Albarenque Michel</text:p>
          </table:table-cell>
          <table:table-cell office:value-type="string">
            <text:p>Tacuarembó 1442/1012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350</text:p>
          </table:table-cell>
          <table:table-cell office:value-type="string">
            <text:p>Kalemkerian Laura</text:p>
          </table:table-cell>
          <table:table-cell office:value-type="string">
            <text:p>Gonsalez Maria Jose</text:p>
          </table:table-cell>
          <table:table-cell office:value-type="string">
            <text:p>Bvar. Gral. Artigas 1443/302 – Portería Confiable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347</text:p>
          </table:table-cell>
          <table:table-cell office:value-type="string">
            <text:p>Caviglia Acosta Ines</text:p>
          </table:table-cell>
          <table:table-cell office:value-type="string">
            <text:p>Lindekar Eduardo</text:p>
          </table:table-cell>
          <table:table-cell office:value-type="string">
            <text:p>Pedro Fco Berro 867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358</text:p>
          </table:table-cell>
          <table:table-cell office:value-type="string">
            <text:p>Fernandez Gabriel</text:p>
          </table:table-cell>
          <table:table-cell office:value-type="string">
            <text:p>Gutierrez Natalia</text:p>
          </table:table-cell>
          <table:table-cell office:value-type="string">
            <text:p>Francisco Simon 2117 esq Av Italia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491</text:p>
          </table:table-cell>
          <table:table-cell office:value-type="string">
            <text:p>Freiria Maria</text:p>
          </table:table-cell>
          <table:table-cell office:value-type="string">
            <text:p>Riera Leon</text:p>
          </table:table-cell>
          <table:table-cell office:value-type="string">
            <text:p>Enrique Muñoz 933/504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357</text:p>
          </table:table-cell>
          <table:table-cell office:value-type="string">
            <text:p>Roveta Ana Laura</text:p>
          </table:table-cell>
          <table:table-cell office:value-type="string">
            <text:p>Sellanes Fernando</text:p>
          </table:table-cell>
          <table:table-cell office:value-type="string">
            <text:p>Bvar. España 2660/302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396</text:p>
          </table:table-cell>
          <table:table-cell office:value-type="string">
            <text:p>Pirotto Rosario</text:p>
          </table:table-cell>
          <table:table-cell office:value-type="string">
            <text:p>Segalerba Jorge</text:p>
          </table:table-cell>
          <table:table-cell office:value-type="string">
            <text:p>Dr. Gustavo Gallinal 2239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409</text:p>
          </table:table-cell>
          <table:table-cell office:value-type="string">
            <text:p>Casseco</text:p>
          </table:table-cell>
          <table:table-cell office:value-type="string">
            <text:p>Fernandez Agustina </text:p>
          </table:table-cell>
          <table:table-cell office:value-type="string">
            <text:p>Miguelete 1679 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435</text:p>
          </table:table-cell>
          <table:table-cell office:value-type="string">
            <text:p>Garicoits Ines</text:p>
          </table:table-cell>
          <table:table-cell office:value-type="string">
            <text:p>Romero Catherine</text:p>
          </table:table-cell>
          <table:table-cell office:value-type="string">
            <text:p>Puntas de Santiago 1686/103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730</text:p>
          </table:table-cell>
          <table:table-cell office:value-type="string">
            <text:p>Scarrone Marcelo</text:p>
          </table:table-cell>
          <table:table-cell office:value-type="string">
            <text:p>Guarch Fernando</text:p>
          </table:table-cell>
          <table:table-cell office:value-type="string">
            <text:p>Chaná 1912</text:p>
          </table:table-cell>
          <table:table-cell office:value-type="string">
            <text:p>Periapical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596</text:p>
          </table:table-cell>
          <table:table-cell office:value-type="string">
            <text:p>Barbot Roberto</text:p>
          </table:table-cell>
          <table:table-cell office:value-type="string">
            <text:p>Lagreca Marta</text:p>
          </table:table-cell>
          <table:table-cell office:value-type="string">
            <text:p>21 de Setiembre 2819/804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25</text:p>
          </table:table-cell>
          <table:table-cell office:value-type="string">
            <text:p>Barbot Roberto</text:p>
          </table:table-cell>
          <table:table-cell office:value-type="string">
            <text:p>Ramirez Nelba Elena</text:p>
          </table:table-cell>
          <table:table-cell office:value-type="string">
            <text:p>21 de Setiembre 2819/804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13</text:p>
          </table:table-cell>
          <table:table-cell office:value-type="string">
            <text:p>Pita Jorge</text:p>
          </table:table-cell>
          <table:table-cell office:value-type="string">
            <text:p>Kartz Estela</text:p>
          </table:table-cell>
          <table:table-cell office:value-type="string">
            <text:p>Bvar. Gral. Artigas 4/902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97</text:p>
          </table:table-cell>
          <table:table-cell office:value-type="string">
            <text:p>Maglione Luis Francisco</text:p>
          </table:table-cell>
          <table:table-cell office:value-type="string">
            <text:p>Benvenutto Floreal</text:p>
          </table:table-cell>
          <table:table-cell office:value-type="string">
            <text:p>Tomás Diago 687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329</text:p>
          </table:table-cell>
          <table:table-cell office:value-type="string">
            <text:p>Correa Ximena</text:p>
          </table:table-cell>
          <table:table-cell office:value-type="string">
            <text:p>Stagnari Hector</text:p>
          </table:table-cell>
          <table:table-cell office:value-type="string">
            <text:p>2 de octubre 2339 apto 805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33</text:p>
          </table:table-cell>
          <table:table-cell office:value-type="string">
            <text:p>Martinet Jean Paul</text:p>
          </table:table-cell>
          <table:table-cell office:value-type="string">
            <text:p>Martinez Sergio</text:p>
          </table:table-cell>
          <table:table-cell office:value-type="string">
            <text:p>Alte. Harwood 6330 ent Jude y Havre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32</text:p>
          </table:table-cell>
          <table:table-cell office:value-type="string">
            <text:p>Torres Gonzalo</text:p>
          </table:table-cell>
          <table:table-cell office:value-type="string">
            <text:p>Birenbaum Enrique</text:p>
          </table:table-cell>
          <table:table-cell office:value-type="string">
            <text:p>Uruguay 1515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15</text:p>
          </table:table-cell>
          <table:table-cell office:value-type="string">
            <text:p>Zylberglajt Felix</text:p>
          </table:table-cell>
          <table:table-cell office:value-type="string">
            <text:p>Silvia Adriana</text:p>
          </table:table-cell>
          <table:table-cell office:value-type="string">
            <text:p>Misouri 1444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12</text:p>
          </table:table-cell>
          <table:table-cell office:value-type="string">
            <text:p>Ramos Adriana</text:p>
          </table:table-cell>
          <table:table-cell office:value-type="string">
            <text:p>Oliver Graciela</text:p>
          </table:table-cell>
          <table:table-cell office:value-type="string">
            <text:p>Jose Luis Bado 3003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03</text:p>
          </table:table-cell>
          <table:table-cell office:value-type="string">
            <text:p>Genta Maria Del Carmen</text:p>
          </table:table-cell>
          <table:table-cell office:value-type="string">
            <text:p>Rodriguez Marta</text:p>
          </table:table-cell>
          <table:table-cell office:value-type="string">
            <text:p>Colonia 1766 – L a V de 15 a 19:30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867</text:p>
          </table:table-cell>
          <table:table-cell office:value-type="string">
            <text:p>Techera Adriana</text:p>
          </table:table-cell>
          <table:table-cell office:value-type="string">
            <text:p>Albornoz Paula</text:p>
          </table:table-cell>
          <table:table-cell office:value-type="string">
            <text:p>Palmar 2233 entre Ac. Diaz y Paullier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892</text:p>
          </table:table-cell>
          <table:table-cell office:value-type="string">
            <text:p>Castagnetto Pedro</text:p>
          </table:table-cell>
          <table:table-cell office:value-type="string">
            <text:p>Dadomo Mariela</text:p>
          </table:table-cell>
          <table:table-cell office:value-type="string">
            <text:p>Av. Gral. Fructuoso Rivera 2424/106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829</text:p>
          </table:table-cell>
          <table:table-cell office:value-type="string">
            <text:p>Manchini Tania</text:p>
          </table:table-cell>
          <table:table-cell office:value-type="string">
            <text:p>Castillo Marta</text:p>
          </table:table-cell>
          <table:table-cell office:value-type="string">
            <text:p>Rio Negro 1370/404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443</text:p>
          </table:table-cell>
          <table:table-cell office:value-type="string">
            <text:p>Odizzio Stella</text:p>
          </table:table-cell>
          <table:table-cell office:value-type="string">
            <text:p>Barrere Felipe</text:p>
          </table:table-cell>
          <table:table-cell office:value-type="string">
            <text:p>Av. Gral. Fructuoso Rivera 7493</text:p>
          </table:table-cell>
          <table:table-cell office:value-type="string">
            <text:p>Capet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391</text:p>
          </table:table-cell>
          <table:table-cell office:value-type="string">
            <text:p>Sales Diego</text:p>
          </table:table-cell>
          <table:table-cell office:value-type="string">
            <text:p>Cardozo Lucia</text:p>
          </table:table-cell>
          <table:table-cell office:value-type="string">
            <text:p>Juan Paullier 1020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S/F</text:p>
          </table:table-cell>
          <table:table-cell office:value-type="string">
            <text:p>Zorrilla Sylvia</text:p>
          </table:table-cell>
          <table:table-cell office:value-type="string">
            <text:p>Zurdo Martin</text:p>
          </table:table-cell>
          <table:table-cell office:value-type="string">
            <text:p>Av. Millan 4367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98</text:p>
          </table:table-cell>
          <table:table-cell office:value-type="string">
            <text:p>Andreu Edgardo</text:p>
          </table:table-cell>
          <table:table-cell office:value-type="string">
            <text:p>Alfredo Ribeiro</text:p>
          </table:table-cell>
          <table:table-cell office:value-type="string">
            <text:p>Hector Miranda 2415/104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92</text:p>
          </table:table-cell>
          <table:table-cell office:value-type="string">
            <text:p>Berenstein Ricardo</text:p>
          </table:table-cell>
          <table:table-cell office:value-type="string">
            <text:p>Ma Angelica Toricez</text:p>
          </table:table-cell>
          <table:table-cell office:value-type="string">
            <text:p>Pedro Fco. Berro 1093/102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61</text:p>
          </table:table-cell>
          <table:table-cell office:value-type="string">
            <text:p>Aguilar Viviana</text:p>
          </table:table-cell>
          <table:table-cell office:value-type="string">
            <text:p>German Bardallo</text:p>
          </table:table-cell>
          <table:table-cell office:value-type="string">
            <text:p>Av. Luis A. de Herrera 2346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79</text:p>
          </table:table-cell>
          <table:table-cell office:value-type="string">
            <text:p>Peluffo Gabriela</text:p>
          </table:table-cell>
          <table:table-cell office:value-type="string">
            <text:p>Juana Marichal</text:p>
          </table:table-cell>
          <table:table-cell office:value-type="string">
            <text:p>Río Negro 1394/503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755</text:p>
          </table:table-cell>
          <table:table-cell office:value-type="string">
            <text:p>Alayon Andres2</text:p>
          </table:table-cell>
          <table:table-cell office:value-type="string">
            <text:p>Ricardo De Leon</text:p>
          </table:table-cell>
          <table:table-cell office:value-type="string">
            <text:p>21 de setiembre 2679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711</text:p>
          </table:table-cell>
          <table:table-cell office:value-type="string">
            <text:p>Calcagno Juan Bernardo</text:p>
          </table:table-cell>
          <table:table-cell office:value-type="string">
            <text:p>Dolores Canto</text:p>
          </table:table-cell>
          <table:table-cell office:value-type="string">
            <text:p>Germán Barbato 1363/603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718</text:p>
          </table:table-cell>
          <table:table-cell office:value-type="string">
            <text:p>Sales Diego</text:p>
          </table:table-cell>
          <table:table-cell office:value-type="string">
            <text:p>Eva Erman</text:p>
          </table:table-cell>
          <table:table-cell office:value-type="string">
            <text:p>Juan Paullier 1020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80</text:p>
          </table:table-cell>
          <table:table-cell office:value-type="string">
            <text:p>Gabito Mira Jorge</text:p>
          </table:table-cell>
          <table:table-cell office:value-type="string">
            <text:p>Rosana Pinazzo</text:p>
          </table:table-cell>
          <table:table-cell office:value-type="string">
            <text:p>Av. 18 de Julio 878/302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78</text:p>
          </table:table-cell>
          <table:table-cell office:value-type="string">
            <text:p>Gabito Mira Jorge</text:p>
          </table:table-cell>
          <table:table-cell office:value-type="string">
            <text:p>Ana Malacria</text:p>
          </table:table-cell>
          <table:table-cell office:value-type="string">
            <text:p>Av. 18 de Julio 878/302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738</text:p>
          </table:table-cell>
          <table:table-cell office:value-type="string">
            <text:p>Bueno Luis</text:p>
          </table:table-cell>
          <table:table-cell office:value-type="string">
            <text:p>Lucia Guzzo</text:p>
          </table:table-cell>
          <table:table-cell office:value-type="string">
            <text:p>Bartolito Mitre 2688 esq Arazati <text:s/>de 13 a 20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416</text:p>
          </table:table-cell>
          <table:table-cell office:value-type="string">
            <text:p>Litwin Denise</text:p>
          </table:table-cell>
          <table:table-cell office:value-type="string">
            <text:p>Bonanata Catalina</text:p>
          </table:table-cell>
          <table:table-cell office:value-type="string">
            <text:p>Rambla Armenia 1639 Esq L. A. de Herrera</text:p>
          </table:table-cell>
          <table:table-cell office:value-type="string">
            <text:p>Carpet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511</text:p>
          </table:table-cell>
          <table:table-cell office:value-type="string">
            <text:p>Fernandez Beatriz</text:p>
          </table:table-cell>
          <table:table-cell office:value-type="string">
            <text:p>Martin Mª Eugenia</text:p>
          </table:table-cell>
          <table:table-cell office:value-type="string">
            <text:p>Av. Luis A. de Herrera 1738 LuMa Ju de 12 a19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228</text:p>
          </table:table-cell>
          <table:table-cell office:value-type="string">
            <text:p>Portos Laura</text:p>
          </table:table-cell>
          <table:table-cell office:value-type="string">
            <text:p>Doglian Maria</text:p>
          </table:table-cell>
          <table:table-cell office:value-type="string">
            <text:p>Urquiza 2793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439</text:p>
          </table:table-cell>
          <table:table-cell office:value-type="string">
            <text:p>Montero Natalia</text:p>
          </table:table-cell>
          <table:table-cell office:value-type="string">
            <text:p>Core Martina</text:p>
          </table:table-cell>
          <table:table-cell office:value-type="string">
            <text:p>Bvar. Gral. Artigas 1443/1302 Port Confiable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650</text:p>
          </table:table-cell>
          <table:table-cell office:value-type="string">
            <text:p>Scaroni Gimena</text:p>
          </table:table-cell>
          <table:table-cell office:value-type="string">
            <text:p>Arbelo Mauricio</text:p>
          </table:table-cell>
          <table:table-cell office:value-type="string">
            <text:p>Garibaldi 2407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440</text:p>
          </table:table-cell>
          <table:table-cell office:value-type="string">
            <text:p>Caetano Teresa</text:p>
          </table:table-cell>
          <table:table-cell office:value-type="string">
            <text:p>Casamayou Nicolas</text:p>
          </table:table-cell>
          <table:table-cell office:value-type="string">
            <text:p>21 de Setiembre 2615/105 esq Scoseria 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620</text:p>
          </table:table-cell>
          <table:table-cell office:value-type="string">
            <text:p>Motta Jorge</text:p>
          </table:table-cell>
          <table:table-cell office:value-type="string">
            <text:p>Gualco Magdalena</text:p>
          </table:table-cell>
          <table:table-cell office:value-type="string">
            <text:p>Mateo Vidal 3307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670</text:p>
          </table:table-cell>
          <table:table-cell office:value-type="string">
            <text:p>Berasain Agustin</text:p>
          </table:table-cell>
          <table:table-cell office:value-type="string">
            <text:p>Mauricio Bertora</text:p>
          </table:table-cell>
          <table:table-cell office:value-type="string">
            <text:p>Cno Maldonado 6272 Bis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908</text:p>
          </table:table-cell>
          <table:table-cell office:value-type="string">
            <text:p>Bueno Luis</text:p>
          </table:table-cell>
          <table:table-cell office:value-type="string">
            <text:p>Semeunoft Natacha</text:p>
          </table:table-cell>
          <table:table-cell office:value-type="string">
            <text:p>Bartolito Mitre 2688 esq Arazati <text:s/>de 13 a 20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751</text:p>
          </table:table-cell>
          <table:table-cell office:value-type="string">
            <text:p>Bessonart Edgardo</text:p>
          </table:table-cell>
          <table:table-cell office:value-type="string">
            <text:p>Musso Estefania</text:p>
          </table:table-cell>
          <table:table-cell office:value-type="string">
            <text:p>Ciudad de Bahia Blanca 2522/101</text:p>
          </table:table-cell>
          <table:table-cell office:value-type="string">
            <text:p>Tomo 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40057</text:p>
          </table:table-cell>
          <table:table-cell office:value-type="string">
            <text:p>Simonetti Marcel</text:p>
          </table:table-cell>
          <table:table-cell office:value-type="string">
            <text:p>Rodriguez Elbio</text:p>
          </table:table-cell>
          <table:table-cell office:value-type="string">
            <text:p>Guaviyú 3171/101</text:p>
          </table:table-cell>
          <table:table-cell office:value-type="string">
            <text:p>oxi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40094</text:p>
          </table:table-cell>
          <table:table-cell office:value-type="string">
            <text:p>Martinez Hugo</text:p>
          </table:table-cell>
          <table:table-cell office:value-type="string">
            <text:p>Orsi Veronica</text:p>
          </table:table-cell>
          <table:table-cell office:value-type="string">
            <text:p>Calabria 4042</text:p>
          </table:table-cell>
          <table:table-cell office:value-type="string">
            <text:p>oxi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656</text:p>
          </table:table-cell>
          <table:table-cell office:value-type="string">
            <text:p>Scornajenghi Gabriel1</text:p>
          </table:table-cell>
          <table:table-cell office:value-type="string">
            <text:p>Lopez Monica</text:p>
          </table:table-cell>
          <table:table-cell office:value-type="string">
            <text:p>German Barbato 1363-603</text:p>
          </table:table-cell>
          <table:table-cell office:value-type="string">
            <text:p>oxi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40021</text:p>
          </table:table-cell>
          <table:table-cell office:value-type="string">
            <text:p>Cabrera Carlos</text:p>
          </table:table-cell>
          <table:table-cell office:value-type="string">
            <text:p>Larronda Maria</text:p>
          </table:table-cell>
          <table:table-cell office:value-type="string">
            <text:p>Pernas 2576</text:p>
          </table:table-cell>
          <table:table-cell office:value-type="string">
            <text:p>oxi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40000</text:p>
          </table:table-cell>
          <table:table-cell office:value-type="string">
            <text:p>Smaisik Karinna</text:p>
          </table:table-cell>
          <table:table-cell office:value-type="string">
            <text:p>Moreira Graciela</text:p>
          </table:table-cell>
          <table:table-cell office:value-type="string">
            <text:p>Miguel Barreiro 3006/104</text:p>
          </table:table-cell>
          <table:table-cell office:value-type="string">
            <text:p>oxi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581</text:p>
          </table:table-cell>
          <table:table-cell office:value-type="string">
            <text:p>Kutscher Laura</text:p>
          </table:table-cell>
          <table:table-cell office:value-type="string">
            <text:p>Fernandez Javier</text:p>
          </table:table-cell>
          <table:table-cell office:value-type="string">
            <text:p>Grecia 3680 esq Ecuador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091434</text:p>
          </table:table-cell>
          <table:table-cell office:value-type="string">
            <text:p>Gugelmeier Virginia</text:p>
          </table:table-cell>
          <table:table-cell office:value-type="string">
            <text:p>Rodriguez Villamil Florencia</text:p>
          </table:table-cell>
          <table:table-cell office:value-type="string">
            <text:p>26 de Marzo 3486/806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186</text:p>
          </table:table-cell>
          <table:table-cell office:value-type="string">
            <text:p>Fernandez Ceron Gabriela</text:p>
          </table:table-cell>
          <table:table-cell office:value-type="string">
            <text:p>Vera Lorena</text:p>
          </table:table-cell>
          <table:table-cell office:value-type="string">
            <text:p>Luis A de Herrera 1042 local 005 de 14 a 20hs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318</text:p>
          </table:table-cell>
          <table:table-cell office:value-type="string">
            <text:p>Fernandez Ceron Gabriela</text:p>
          </table:table-cell>
          <table:table-cell office:value-type="string">
            <text:p>Callejas Romina</text:p>
          </table:table-cell>
          <table:table-cell office:value-type="string">
            <text:p>Luis A de Herrera 1042 local 005 de 14 a 20hs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209</text:p>
          </table:table-cell>
          <table:table-cell office:value-type="string">
            <text:p>Nessi Carolina</text:p>
          </table:table-cell>
          <table:table-cell office:value-type="string">
            <text:p>Lema Sebastian</text:p>
          </table:table-cell>
          <table:table-cell office:value-type="string">
            <text:p>Pestalozzi 4071 F</text:p>
          </table:table-cell>
          <table:table-cell office:value-type="string">
            <text:p>Carpeta + model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c239356</text:p>
          </table:table-cell>
          <table:table-cell office:value-type="string">
            <text:p>Bastianini Claudia</text:p>
          </table:table-cell>
          <table:table-cell office:value-type="string">
            <text:p>Bais Kiama</text:p>
          </table:table-cell>
          <table:table-cell office:value-type="string">
            <text:p>Domingo Torres 4629</text:p>
          </table:table-cell>
          <table:table-cell office:value-type="string">
            <text:p>Carpeta + modelo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14">
      <number:day number:style="long"/>
      <number:text>/</number:text>
      <number:month number:style="long"/>
    </number:date-style>
    <number:currency-style style:name="N115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/>
      <number:text>/</number:text>
      <number:month/>
      <number:text>/</number:text>
      <number:year/>
    </number:date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77cm" fo:margin-bottom="0.857cm" fo:margin-left="0.836cm" fo:margin-right="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26/08/2013</text:date>, <text:time>11:43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26T11:40:46.29</meta:creation-date>
    <meta:print-date>2013-08-26T11:42:05.90</meta:print-date>
    <dc:date>2013-08-26T11:43:43.64</dc:date>
    <meta:editing-duration>PT2M57S</meta:editing-duration>
    <meta:editing-cycles>1</meta:editing-cycles>
    <meta:document-statistic meta:table-count="3" meta:cell-count="408" meta:object-count="0"/>
    <meta:generator>LibreOffice/3.3$Win32 LibreOffice_project/330m19$Build-202</meta:generator>
  </office:meta>
</office:document-meta>
</file>